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a004" officeooo:paragraph-rsid="0011a004"/>
    </style:style>
    <style:style style:name="P2" style:family="paragraph" style:parent-style-name="Standard" style:list-style-name="L3">
      <style:text-properties officeooo:rsid="0011a004" officeooo:paragraph-rsid="0011a004"/>
    </style:style>
    <style:style style:name="P3" style:family="paragraph" style:parent-style-name="Standard" style:list-style-name="L1">
      <style:text-properties officeooo:paragraph-rsid="0011a004"/>
    </style:style>
    <style:style style:name="P4" style:family="paragraph" style:parent-style-name="Standard" style:list-style-name="L3">
      <style:text-properties officeooo:paragraph-rsid="00125d77"/>
    </style:style>
    <style:style style:name="P5" style:family="paragraph" style:parent-style-name="Standard">
      <style:text-properties officeooo:paragraph-rsid="00125d77"/>
    </style:style>
    <style:style style:name="P6" style:family="paragraph" style:parent-style-name="Standard" style:list-style-name="L8">
      <style:text-properties officeooo:rsid="00144302" officeooo:paragraph-rsid="00144302"/>
    </style:style>
    <style:style style:name="P7" style:family="paragraph" style:parent-style-name="Standard" style:list-style-name="L8">
      <style:text-properties fo:font-weight="bold" officeooo:rsid="00144302" officeooo:paragraph-rsid="00144302" style:font-weight-asian="bold" style:font-weight-complex="bold"/>
    </style:style>
    <style:style style:name="P8" style:family="paragraph" style:parent-style-name="Standard" style:list-style-name="L8">
      <style:text-properties fo:font-weight="bold" officeooo:rsid="0011a004" officeooo:paragraph-rsid="001617c7" style:font-weight-asian="bold" style:font-weight-complex="bold"/>
    </style:style>
    <style:style style:name="P9" style:family="paragraph" style:parent-style-name="Heading_20_3">
      <style:text-properties officeooo:paragraph-rsid="00125d77"/>
    </style:style>
    <style:style style:name="T1" style:family="text">
      <style:text-properties officeooo:rsid="0011a004"/>
    </style:style>
    <style:style style:name="T2" style:family="text">
      <style:text-properties officeooo:rsid="001205f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05f7" style:font-weight-asian="bold" style:font-weight-complex="bold"/>
    </style:style>
    <style:style style:name="T5" style:family="text">
      <style:text-properties fo:font-weight="bold" officeooo:rsid="00125d77" style:font-weight-asian="bold" style:font-weight-complex="bold"/>
    </style:style>
    <style:style style:name="T6" style:family="text">
      <style:text-properties officeooo:rsid="00125d7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05f7" style:font-weight-asian="normal" style:font-weight-complex="normal"/>
    </style:style>
    <style:style style:name="T9" style:family="text">
      <style:text-properties fo:font-weight="normal" officeooo:rsid="00125d77" style:font-weight-asian="normal" style:font-weight-complex="normal"/>
    </style:style>
    <style:style style:name="T10" style:family="text">
      <style:text-properties fo:font-weight="normal" officeooo:rsid="001617c7" style:font-weight-asian="normal" style:font-weight-complex="normal"/>
    </style:style>
    <style:style style:name="T11" style:family="text">
      <style:text-properties fo:font-weight="normal" officeooo:rsid="0018078a" style:font-weight-asian="normal" style:font-weight-complex="normal"/>
    </style:style>
    <style:style style:name="T12" style:family="text">
      <style:text-properties fo:font-size="12pt" fo:font-weight="normal" officeooo:rsid="00125d77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c6596" style:font-size-asian="12pt" style:font-weight-asian="normal" style:font-size-complex="12pt" style:font-weight-complex="normal"/>
    </style:style>
    <style:style style:name="T14" style:family="text">
      <style:text-properties officeooo:rsid="00144302"/>
    </style:style>
    <style:style style:name="T15" style:family="text">
      <style:text-properties fo:font-style="italic" fo:font-weight="normal" officeooo:rsid="001617c7" style:font-style-asian="italic" style:font-weight-asian="normal" style:font-style-complex="italic" style:font-weight-complex="normal"/>
    </style:style>
    <style:style style:name="T16" style:family="text">
      <style:text-properties style:font-name="Consolas" fo:font-size="11pt" fo:language="en" fo:country="GB" fo:font-weight="normal" officeooo:rsid="0018078a" style:font-size-asian="11pt" style:font-weight-asian="normal" style:font-weight-complex="normal"/>
    </style:style>
    <style:style style:name="T17" style:family="text">
      <style:text-properties style:font-name="Liberation Serif" fo:font-size="11pt" fo:language="en" fo:country="GB" fo:font-weight="normal" officeooo:rsid="0018078a" style:font-size-asian="11pt" style:font-weight-asian="normal" style:font-weight-complex="normal"/>
    </style:style>
    <style:style style:name="T18" style:family="text">
      <style:text-properties style:font-name="Liberation Serif" fo:font-size="11pt" fo:language="en" fo:country="GB" fo:font-weight="normal" officeooo:rsid="00197e55" style:font-size-asian="11pt" style:font-weight-asian="normal" style:font-weight-complex="normal"/>
    </style:style>
    <style:style style:name="T19" style:family="text">
      <style:text-properties style:font-name="Consolas" fo:font-size="11pt" fo:language="en" fo:country="GB" fo:font-weight="normal" officeooo:rsid="0018078a" style:font-size-asian="11pt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1.50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1.25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1.00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0.75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 fo:margin-left="-0.50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25in" fo:margin-left="-0.25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25in" fo:margin-left="-0.00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ocuments Regarding the Musafir_V2</text:h>
      <text:p text:style-name="P1"/>
      <text:h text:style-name="Heading_20_3" text:outline-level="3">Arduino:</text:h>
      <text:list xml:id="list1255971917" text:style-name="L1">
        <text:list-item>
          <text:p text:style-name="P3"><text:span text:style-name="T1">Has equipped with Arduino Mega with a shield design to connect our modules with it.</text:span></text:p>
        </text:list-item>
      </text:list>
      <text:p text:style-name="P1"><text:tab/><text:a xlink:type="simple" xlink:href="https://github.com/maazmobin/Motor-Controller-Arduino-Mega" text:style-name="Internet_20_link" text:visited-style-name="Visited_20_Internet_20_Link">https://github.com/maazmobin/Motor-Controller-Arduino-Mega</text:a> </text:p>
      <text:p text:style-name="P1"><text:tab/>Schematic and layout could be seen from Eagle. So you need an eagle to view it.</text:p>
      <text:list xml:id="list3792632353" text:style-name="L3">
        <text:list-item>
          <text:p text:style-name="P2">Arduino code has implemented a ROS and some relevant libraries. The Code could be downloaded from <text:a xlink:type="simple" xlink:href="https://github.com/maazmobin/musafir_v2_arduino_forROS" text:style-name="Internet_20_link" text:visited-style-name="Visited_20_Internet_20_Link">https://github.com/maazmobin/musafir_v2_arduino_forROS</text:a> </text:p>
        </text:list-item>
        <text:list-item>
          <text:p text:style-name="P4"><text:span text:style-name="T1">“Libraries” is a folder provided with the code. All libraries are there for the ease of user. </text:span></text:p>
          <text:list>
            <text:list-header>
              <text:p text:style-name="P4"><text:span text:style-name="T1">How to add library? </text:span><text:a xlink:type="simple" xlink:href="https://www.arduino.cc/en/hacking/libraries" text:style-name="Internet_20_link" text:visited-style-name="Visited_20_Internet_20_Link"><text:span text:style-name="T1">https://www.arduino.cc/en/hacking/libraries</text:span></text:a><text:span text:style-name="T1"> </text:span></text:p>
            </text:list-header>
            <text:list-item>
              <text:p text:style-name="P4"><text:span text:style-name="T4">ros_lib</text:span><text:span text:style-name="T2"><text:tab/> <text:s/>Equipped with the Arduino modules of ROS.</text:span></text:p>
            </text:list-item>
            <text:list-item>
              <text:p text:style-name="P4"><text:span text:style-name="T5">MusafirMotor </text:span><text:span text:style-name="T8"><text:s/></text:span><text:span text:style-name="T9">Containing the Motor Modules</text:span></text:p>
            </text:list-item>
            <text:list-item>
              <text:p text:style-name="P4"><text:span text:style-name="T5">Encoder </text:span><text:span text:style-name="T9">use to read encoders. Its a PJRC library </text:span><text:a xlink:type="simple" xlink:href="https://www.pjrc.com/teensy/td_libs_Encoder.html" text:style-name="Internet_20_link" text:visited-style-name="Visited_20_Internet_20_Link"><text:span text:style-name="T9">https://www.pjrc.com/teensy/td_libs_Encoder.html</text:span></text:a><text:span text:style-name="T9"> </text:span></text:p>
            </text:list-item>
            <text:list-item>
              <text:p text:style-name="P4"><text:span text:style-name="T5">br3ttb-Arduino-PID-Library-fb095d8 </text:span><text:span text:style-name="T9">Use for PID (Controlling the motors speed)</text:span></text:p>
            </text:list-item>
          </text:list>
        </text:list-item>
      </text:list>
      <text:p text:style-name="P5"><text:span text:style-name="T9"/></text:p>
      <text:h text:style-name="P9" text:outline-level="3"><text:span text:style-name="T5">ROBOT Parameters</text:span></text:h>
      <text:h text:style-name="P9" text:outline-level="3"><text:span text:style-name="T12">Parameters of musafir</text:span><text:span text:style-name="T13">_</text:span><text:span text:style-name="T12">v2 is mentioned it Arduino Code (Mentioned above) from line numbers 37 to 42. of the code. Under The heading <text:s/>“//ROBOT PARAMETERS”. By changing these parameters you can adopt this code for Any other Differential Drive.</text:span><text:span text:style-name="T6"><text:line-break/></text:span></text:h>
      <text:h text:style-name="Heading_20_3" text:outline-level="3">ROS <text:span text:style-name="T14">(Robot operating System)</text:span></text:h>
      <text:list xml:id="list1774194777" text:style-name="L8">
        <text:list-item>
          <text:p text:style-name="P6"><text:span text:style-name="T3">Topics published</text:span> by Musafir could be seen from Arduino code line: 19 to 34.</text:p>
        </text:list-item>
        <text:list-item>
          <text:p text:style-name="P7">Topics Subscribed <text:span text:style-name="T7"><text:s/>by Musafir is only its velocities I.e VL and VR</text:span></text:p>
        </text:list-item>
        <text:list-item>
          <text:p text:style-name="P7"><text:span text:style-name="T7">From Ubuntu these topics could be seen by typing </text:span>rostopic echo <text:span text:style-name="T7">on a command prompt.</text:span></text:p>
        </text:list-item>
        <text:list-item>
          <text:p text:style-name="P8"><text:a xlink:type="simple" xlink:href="https://github.com/maazmobin/musafir_v2_arduino_forROS" text:style-name="Internet_20_link" text:visited-style-name="Visited_20_Internet_20_Link"><text:span text:style-name="T7">https://github.com/maazmobin/musafir_v2_arduino_forROS</text:span></text:a><text:span text:style-name="T7"> <text:s/></text:span><text:span text:style-name="T10">here you will also find a “ROS code” folder where the launch file is. Paste it on on “catkin_ws/src” and do the “catkin_make”. Now by writing on command prompt “</text:span><text:span text:style-name="T15">roslaunch musafir_v2 musafir_v2.launch</text:span><text:span text:style-name="T10">” you have launched </text:span><text:span text:style-name="T11">a “</text:span><text:span text:style-name="T16">rosserial_python” </text:span><text:span text:style-name="T17">and a </text:span><text:span text:style-name="T16">"twist2DiffVel"</text:span><text:span text:style-name="T17"> now its read</text:span><text:span text:style-name="T18">y</text:span><text:span text:style-name="T17"> to subscribe “cmd_vel”. Launching the teleop will let you drive a Robot.</text:span><text:span text:style-name="T18"> Enjoy!</text:span></text:p>
          <text:p text:style-name="P8"><text:span text:style-name="T1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21:05.785000000</meta:creation-date>
    <dc:date>2018-01-09T11:35:29.618000000</dc:date>
    <meta:editing-duration>PT14M10S</meta:editing-duration>
    <meta:editing-cycles>4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20" meta:word-count="262" meta:character-count="1777" meta:non-whitespace-character-count="1533"/>
  </office:meta>
</office:document-meta>
</file>